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021in" fo:margin-left="0.525in" table:align="left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1.6458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3646in"/>
    </style:style>
    <style:style style:name="Table1.E" style:family="table-column">
      <style:table-column-properties style:column-width="1.3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</text:p>
      <text:p text:style-name="Standard">Lab 7</text:p>
      <text:p text:style-name="Standard"/>
      <text:p text:style-name="Standard">2:<text:tab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ame of Dataset</text:p>
          </table:table-cell>
          <table:table-cell table:style-name="Table1.A1" office:value-type="string">
            <text:p text:style-name="P1"># Training Exercises</text:p>
          </table:table-cell>
          <table:table-cell table:style-name="Table1.A1" office:value-type="string">
            <text:p text:style-name="P1"># Test Exercises</text:p>
          </table:table-cell>
          <table:table-cell table:style-name="Table1.A1" office:value-type="string">
            <text:p text:style-name="P1">AVG Number of Training Cycles</text:p>
          </table:table-cell>
          <table:table-cell table:style-name="Table1.E1" office:value-type="string">
            <text:p text:style-name="P1">Average Number Misclassified</text:p>
          </table:table-cell>
        </table:table-row>
        <table:table-row>
          <table:table-cell table:style-name="Table1.A2" office:value-type="string">
            <text:p text:style-name="P1">DS 1</text:p>
          </table:table-cell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">55</text:p>
          </table:table-cell>
          <table:table-cell table:style-name="Table1.A2" office:value-type="string">
            <text:p text:style-name="P1">2275</text:p>
          </table:table-cell>
          <table:table-cell table:style-name="Table1.E2" office:value-type="string">
            <text:p text:style-name="P1">8.18%</text:p>
          </table:table-cell>
        </table:table-row>
        <table:table-row>
          <table:table-cell table:style-name="Table1.A2" office:value-type="string">
            <text:p text:style-name="P1">DS 2</text:p>
          </table:table-cell>
          <table:table-cell table:style-name="Table1.A2" office:value-type="string">
            <text:p text:style-name="P1">500</text:p>
          </table:table-cell>
          <table:table-cell table:style-name="Table1.A2" office:value-type="string">
            <text:p text:style-name="P1">550</text:p>
          </table:table-cell>
          <table:table-cell table:style-name="Table1.A2" office:value-type="string">
            <text:p text:style-name="P1">37000</text:p>
          </table:table-cell>
          <table:table-cell table:style-name="Table1.E2" office:value-type="string">
            <text:p text:style-name="P1">0.95%</text:p>
          </table:table-cell>
        </table:table-row>
        <table:table-row>
          <table:table-cell table:style-name="Table1.A2" office:value-type="string">
            <text:p text:style-name="P1">DS 3</text:p>
          </table:table-cell>
          <table:table-cell table:style-name="Table1.A2" office:value-type="string">
            <text:p text:style-name="P1">5000</text:p>
          </table:table-cell>
          <table:table-cell table:style-name="Table1.A2" office:value-type="string">
            <text:p text:style-name="P1">5500</text:p>
          </table:table-cell>
          <table:table-cell table:style-name="Table1.A2" office:value-type="string">
            <text:p text:style-name="P1">5261251</text:p>
          </table:table-cell>
          <table:table-cell table:style-name="Table1.E2" office:value-type="string">
            <text:p text:style-name="P1">0.06%</text:p>
          </table:table-cell>
        </table:table-row>
      </table:table>
      <text:p text:style-name="Standard"/>
      <text:p text:style-name="Standard"/>
      <text:p text:style-name="Standard">3:<text:tab/>In my particular case I notices that the .01 learning curve had an error rate that was ½ of the <text:tab/>others. As far as the number of training cycles needed they were all nearly the same. Overall I <text:tab/>didn't see a “breakdown” as the learning curve increased.</text:p>
      <text:p text:style-name="Standard"/>
      <text:p text:style-name="Standard">4:<text:tab/>To do 10 fold cross validation you need to compare one of the outputs with the other nine and <text:tab/>see what the result is. Then you would need to take one of the remaining nine outputs and <text:tab/>compare it to the remaining 8 outputs and the ones that were previously compared. If the values <text:tab/>dare all similar then you are getting closer to the final result, if not then the perceptron should <text:tab/>take the one of the 10 results that is closest to the result that you want and learn from that <text:tab/>repeating the process.</text:p>
      <text:p text:style-name="Standard"/>
      <text:p text:style-name="Standard">5:<text:tab/>If they cannot be distinguished by a liner line, which is all that a perceptron is capable of, then <text:tab/>you would be able to use them to create a line of best fit. This could be useful in trying to get an <text:tab/>“approximate” result, not the exact solution. If this is all you need then a perceptron could be <text:tab/>used to get this result, if you are in need of a more specific result then you will have to find an <text:tab/>alternate method of finding the 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3-28T22:31:31</meta:creation-date>
    <dc:date>2012-03-28T23:27:55</dc:date>
    <dc:creator>Braden </dc:creator>
    <meta:editing-duration>PT26M4S</meta:editing-duration>
    <meta:editing-cycles>2</meta:editing-cycles>
    <meta:generator>LibreOffice/3.4$Unix LibreOffice_project/340m1$Build-402</meta:generator>
    <meta:document-statistic meta:table-count="1" meta:image-count="0" meta:object-count="0" meta:page-count="1" meta:paragraph-count="26" meta:word-count="272" meta:character-count="1397" meta:non-whitespace-character-count="1139"/>
  </office:meta>
</office:document-meta>
</file>